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         b" table:style-name="ta1">
        <table:table-column table:style-name="co1" table:default-cell-style-name="Default"/>
        <table:table-row table:style-name="ro1">
          <table:table-cell office:value-type="string" calcext:value-type="string">
            <text:p>A B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A <text:s text:c="2"/>B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 calcext:value-type="string">
            <text:p>A <text:s text:c="3"/>B C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A <text:s text:c="4"/>B <text:s text:c="2"/>C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office:value-type="string" calcext:value-type="string">
            <text:p>A     B</text:p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16:06:04.024549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9:06:55.990663978</meta:creation-date>
    <dc:date>2021-11-27T16:07:11.528422752</dc:date>
    <meta:editing-duration>PT10M14S</meta:editing-duration>
    <meta:editing-cycles>8</meta:editing-cycles>
    <meta:generator>LibreOffice/6.4.7.2$Linux_X86_64 LibreOffice_project/40$Build-2</meta:generator>
    <meta:document-statistic meta:table-count="5" meta:cell-count="5" meta:object-count="0"/>
  </office:meta>
</office:document-meta>
</file>